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Ov2XL6jErYQHDP2TPKEKiBa8a26pL74dNVH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8:11:47.310369124</meta:creation-date>
    <dc:date>2023-02-19T18:12:08.705691609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